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Vorrei parlare di molte cose, poichè, dovunque si vada, in Europa in India in Australia o in America, s'incontrano più o meno sempre gli stessi problemi. Quasi tutti gli esseri umani al mondo sono molto confusi, la loro vita è piena di contraddizioni, sono profondamente infelici tremendamente frustrati, schiacciati da un grande dolore. La loro vita sembra un campo di battaglia dal momento della nascita fino alla morte. In tutto il mondo ci sono divisioni. Divisioni linguistiche, nazionalistiche, differenze religiose. Una setta si contrappone ad un'altra, una via ne contraddice un'altra, anche se poi ognuno afferma che la sua è la via migliore, e l'unica. Ci sono divisioni, conflitti, guerre; ci sono divisioni nel mondo degli affari, nel mondo spirituale, in quello religioso e in quello <text:s/>scientifico universitario. Vedendo tutte le divisioni, <text:s/>questo caos spaventoso e un'incredibile infelicità, ci si chiede che cosa si deve fare e in che direzione si deve agire, a sinistra? al centro? a destra? L'azione deve forse essere dettata da una ideologia? da una fede? da un principio autoritario? O magari si deve intraprende un'azione che non dipenda da alcuna autorità di sinistra di centro o di destra o dall'autorità di un guru, di un maestro, o di un prete, o dal bisogno di seguire una religione organizzata sia essa cattolica protestante o altro? <text:s/>Oppure ci si deve muovere seguendo le proprie inclinazioni, esperienze, le proprie certezze? Si dovrebbe seguire la propria conoscenza avendo fiducia in se stessi nella propria sicurezza nella propria determinazione? Ci sono talmente tante contraddizioni interiormente ed esteriormente. E allora che cosa si deve fare? Ormai abbiamo perso la fede non ci fidiamo più di nessuno. Ne di un maestro ne di un professore ne di un prete ne di un'utopia autoritaria. Se siete seri, non solo vi dovete porre queste domande ma dovete anche trovare una risposta adeguata alla sfida. Che cosa si deve fare quando non si ha più fiducia in nessuno, quando non si dipende più da un salvatore da un mastro o da un' autorità ? Dove si deve guardare per avere luce per capire? Esiste un modo di agire che non sia contraddittorio frammentario che sia integro, concreto e che non produca altra sofferenza, altri danni <text:s/>altra confusione? Scoprirlo costituisce il nostro problema. Scoprire un modo di agire continuo, integro, completo, totale, tale che non produca altra sofferenza e altra confusione. Esiste un modo di vivere di ogni minuto in cui ci sia gioia e non violenza che non abbia a che fare con l'imitazione e la dipendenza? Esiste dunque un'azione completa non contraddittoria ma integra?? <text:s/>Credo che vivere in questo modo sia religioso. Non ce ne sono altri. Quando parliamo di un modo di vivere religioso usiamo questa parola non nel senso comune (credere in dio o no, in un'idea astratta o altro) ma usiamo il termine nel senso di vivere una vita in cui ogni azione è intera completa piena di estasi. Qui non c'è alcun insegnante. Infatti ognuno di noi deve essere il proprio insegnante e il proprio discepolo. Questa è una faccenda seria e richiede che si ascolti con un'attitudine completamente diversa. ASCOLTARE CHI VI PARLA, ASCOLTARE LE PAROLE CHE USA e mentre capite le parole, per mezzo di queste parole osservate ogni vostra reazione, le vostre risposte e il vostro condizionamento e quindi attraverso la vostra stessa osservazione imparate così chi vi parla diventa uno specchio in cui osservate voi stessi allora la relazione tra voi e chi vi parla è fondamentalmente comunicazione. Comunicazione significa stare insieme, capire insieme lavorare insieme. Allora vediamo come stanno le cose. Nella realtà vedete cosa è la vostra vita piena di contraddizioni di conflitti di rabbia di odio di brutalità? E vediamo se tutto ciò possa finire in modo da poter vivere una vita libera, una vita che non richieda un agire che porti con se infelicità , una vita pacifica. Allora osservando come stanno le cose cosa bisogna fare? Sapendo che voi siete la società, il mondo siete voi e il mondo è voi. VOI avete creato questo mondo con l'avidità la vostra aggressività l'ambizione la voglia di competere la violenza. Voi siete questo dentro, e fuori avete le vostre guerre e le vostre divisioni ,il nero il bianco e il rosa pregiudizi antagonismo brutalità. Lo sappiamo. Ma lo sapete perchè ve ne siete fatti un idea, oppure lo sapete realmente? Queste cose le sapete perchè le leggete sui giornali o ve le dice qualcuno, oppure perchè le avete viste dentro di voi? Le avete viste in voi. Allora non c'è bisogno che ascoltiate i discorsi quando sapete cosa siete. Sapete che siete confusi come lo è il mondo. Vivete nelle stesse divisioni e contraddizioni che ci sono al mondo. E senza capire voi stessi non solo a livello conscio ma intimamente, se non c'è una comprensione di noi stessi che non c'entra con quello che dicono gli psicanalisti, non potete rendervi conto di quello che siete realmente. Ora vi ponete di fronte al mondo come se questo fosse esterno a <text:s/>voi. E vi chiedete a quale partito politico dovreste iscrivervi, a quale gruppo dovreste unirvi per diventare <text:soft-page-break/>pacifisti e cose del genere. Così considerate il mondo come qualcosa esterno a voi. Ma quando vi rendete conto che voi siete il mondo non a parole ma realmente e che la vostra responsabilità nei confronti del mondo è quello di capire voi stessi, allora il significato di cosa fare acquista un significato diverso. La questione è COME OSSERVARE NOI STESSI? <text:s/>Che siamo la totalità della umanità voi non siete italiani sebbene veniate etichettati come tali. Un uomo che viene dall'india può dire di essere indiano, questa è la sua etichetta particolare che porta con se tutte le superstizioni e le credenze. Ma quando grattate la superficie dell'esistenza e mettete da parte tutte le etichette, vedrete che siamo tutti esseri umani, come te e me. Se non conosciamo noi stessi che siamo il mondo, non siamo individui. Individuo significa un'entità totale indivisibile. Un individuo è un essere umano in cui non c'è separazione, contraddizione e divisione. È un'unità totale, armoniosa; la parola individuo significa indivisibile. Allora se siamo in frantumi, se abbiamo in noi contraddizione, non siamo individui. Quindi come fare per guardare noi stessi? Siccome dentro siamo in frantumi, abbiamo desideri contraddittori, ci sentiamo inferiori o superiori, abbiamo paura, non abbiamo amore, ci sentiamo soli, a pezzi, non solo in superficie ma in profondità, ecco allora che un frammento osserva gli altri frammenti. Un frammento diventa il censore l'esaminatore, l'osservatore,e guarda il resto dei frammenti. Ma chi gli da autorità sopra gli altri frammenti? A questo punto la questione è chi è l'osservatore? Chi è il censore che dice: farò questo e non farò quello, questo è giusto quello è sbagliato, seguirò questo sentiero ma non quell'altro, farò il pacifista per quanto riguarda questa guerra ma ci sono guerre che mi stanno bene, mi tengo questo pregiudizio ma rifiuto quest'altro, seguirò questo capo ma rifiuterò quest'altro, questo è giusto quello è sbagliato, credo in questo ma non in quello. Se avete osservato voi stessi sapete che siete in frantumi. Ed essendo a pezzi e pieni di contraddizione e vivendo in conflitto costante, un frammento tra tanti prende il comando. Diventa l'autorità il censore ed è inevitabile che il suo modo di vedere sia contraddittorio. Se un frammento, una parte, assume l'autorità che gli consente di analizzare gli altri frammenti, perchè mai lo fa? Un frammento può permettersi di analizzare tutti gli altri frammenti? È importante osservare tutti questi frammenti senza che uno di essi prenda il sopravvento su gli altri. È molto importante scoprirlo perchè finchè c'è contraddizione e divisione in noi dovrà esserci conflitto, violenza che si manifestano in società. Non potrà esserci pace. Osservate voi stessi come se guardaste dall'esterno? Assumete l'atteggiamento del censore che giustifica, condanna, approva, ricorda; se fate così ci sarà contraddizione e quindi conflitto e violenza. Come osservate? Osservate attraverso un'immagine? Quando guardate una pianta lo guardate con la conoscenza che avete di quella pianta? Una conoscenza che vi separa dalla pianta che vi divide dalla pianta, che crea uno spazio tra voi e la pianta. Come osservate vostra moglie? Vostro marito? Il vostro ragazzo? Come guardate un'altra persona? <text:s text:c="3"/>La guardate attraverso l'immagine fatta di lei? Un'immagine che avete costruito in anni o giorni? E questa immagine diventa l'osservatore. C'è l'immagine e voi guardate attraverso l'immagine. Così il censore, l'osservatore è un frammento, e il censore ha un immagine di quello che è giusto o sbagliato, di quello che si deve fare o che non si deve fare, perchè può solo funzionare come un frammento. <text:s/>E allora, si può osservare senza che intervenga alcun frammento? Potete vedere coi stessi senza essere in frantumi. Che cosa produce tale frammentazione, in noi stessi e nel mondo? Perchè siamo violenti? Perchè c'è conflitto? Perchè tutti questi desideri contraddittori? <text:s/>Le cause della violenza sono molte. La <text:s/>mancanza di spazio fisico, gli uomini si sono evoluti dagli animali e gli animali sono violenti, a molte persone piace essere aggressive, si sentono inferiori ma vorrebbero essere superiori. Le cause possono essere molte. La maggior parte di noi impiega il proprio tempo a discutere, a spiegare, a dare una spiegazione di cause. Sono stati scritti innumerevoli libri sulla violenza, innumerevoli descrizioni sulle cause della violenza ma la violenza è ancora li. La descrizione non è però la cosa descritta e quindi ha poco valore. <text:s/>Voi lo sapete perchè site violenti,non dovete impiegare anni a capire la causa della vostra violenza. Osservate la violenza per quello che è. Senza un censore che si separa dal fatto di essere violento. (40'.15'') supponiamo che io sia violento. </text:p>
      <text:p text:style-name="Standard"><text:s text:c="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domenico </meta:initial-creator>
    <meta:creation-date>2011-07-18T17:51:25</meta:creation-date>
    <dc:date>2011-07-19T14:05:04</dc:date>
    <dc:creator>domenico </dc:creator>
    <meta:editing-duration>PT00H49M12S</meta:editing-duration>
    <meta:editing-cycles>2</meta:editing-cycles>
    <meta:generator>OpenOffice.org/3.2$Linux OpenOffice.org_project/320m12$Build-9483</meta:generator>
    <meta:document-statistic meta:table-count="0" meta:image-count="0" meta:object-count="0" meta:page-count="2" meta:paragraph-count="2" meta:word-count="1608" meta:character-count="9914"/>
  </office:meta>
</office:document-meta>
</file>